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72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s://www.space.com/24073-how-big-is-the-universe.html</text:p>
          </table:table-cell>
          <table:table-cell table:style-name="ce6" office:value-type="string" calcext:value-type="string">
            <text:p>Educational website about Astronomy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Space.com</text:p>
          </table:table-cell>
          <table:table-cell table:style-name="ce17" office:value-type="string" calcext:value-type="string">
            <text:p>while scientists might see a spot that lay 13.8 billion light-years from Earth at the time of the Big Bang, the universe has continued to expand over its lifetime. If inflation occurred at a constant rate through the life of the universe, that same spot is <text:a xlink:href="https://www.forbes.com/sites/startswithabang/2017/03/24/how-big-was-the-universe-at-the-moment-of-its-creation/#61bdbd674cea" xlink:type="simple">46 billion light-years away</text:a> today, making the diameter of the observable universe a sphere around 92 billion light-years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the diameter of the observable universe a sphere around 92 billion light-year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0.8" calcext:value-type="percentage">
            <text:p>8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1"/>
          <table:table-cell table:style-name="ce12" office:value-type="string" calcext:value-type="string">
            <text:p><text:s/>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15"/>
          <table:table-cell table:number-columns-repeated="14"/>
        </table:table-row>
        <table:table-row table:style-name="ro3">
          <table:table-cell table:style-name="ce3" office:value-type="string" calcext:value-type="string">
            <text:p>Phys.org</text:p>
          </table:table-cell>
          <table:table-cell table:style-name="ce6" office:value-type="string" calcext:value-type="string">
            <text:p>Physics and science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Western Australia Government</text:p>
          </table:table-cell>
          <table:table-cell table:style-name="ce21" office:value-type="string" calcext:value-type="string">
            <text:p>The universe is about 13.8 billion years old, so any light we see has to have been travelling for 13.8 billion years or less – we call this the 'observable universe'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the diameter of the observable universe a sphere around 92 billion light-year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percentage" office:value="0.8" calcext:value-type="percentage">
            <text:p>80.00%</text:p>
          </table:table-cell>
          <table:table-cell table:number-columns-repeated="14"/>
        </table:table-row>
        <table:table-row table:style-name="ro3">
          <table:table-cell table:style-name="ce8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Office of Science</text:p>
          </table:table-cell>
          <table:table-cell table:style-name="ce17" office:value-type="string" calcext:value-type="string">
            <text:p>However, the distance to the edge of the observable universe is about 46 billion light years because the universe is expanding all of the time.</text:p>
          </table:table-cell>
          <table:table-cell table:number-columns-repeated="5" table:style-name="ce14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style-name="ce8"/>
          <table:table-cell table:number-columns-repeated="3"/>
          <table:table-cell table:style-name="ce17" office:value-type="string" calcext:value-type="string">
            <text:p>Read more at: <text:a xlink:href="https://phys.org/news/2015-10-big-universe.html#jCp" xlink:type="simple">https://phys.org/news/2015-10-big-universe.html#jCp</text:a> </text:p>
          </table:table-cell>
          <table:table-cell table:number-columns-repeated="5"/>
          <table:table-cell table:style-name="ce25"/>
          <table:table-cell table:number-columns-repeated="14"/>
        </table:table-row>
        <table:table-row table:style-name="ro1">
          <table:table-cell table:style-name="ce5"/>
          <table:table-cell table:style-name="ce11" office:value-type="string" calcext:value-type="string">
            <text:p><text:s/></text:p>
          </table:table-cell>
          <table:table-cell table:style-name="ce11" table:number-columns-repeated="8"/>
          <table:table-cell table:style-name="ce15"/>
          <table:table-cell table:number-columns-repeated="14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8:52:06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6-14T18:57:20.029000000</dc:date>
    <meta:editing-duration>PT38M29S</meta:editing-duration>
    <meta:editing-cycles>11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